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59fe" officeooo:paragraph-rsid="000859fe"/>
    </style:style>
    <style:style style:name="P2" style:family="paragraph" style:parent-style-name="Table_20_Contents" style:list-style-name="L1">
      <style:text-properties officeooo:rsid="000afc31" officeooo:paragraph-rsid="000afc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row table:style-name="TableLine93869277388224">
          <table:table-cell table:style-name="Table1.A1" office:value-type="string">
            <text:p text:style-name="P1">Remove spikes of aggregrate:</text:p>
            <text:list xml:id="list3843737500" text:style-name="L1">
              <text:list-item>
                <text:p text:style-name="P2">check backup twice:</text:p>
              </text:list-item>
              <text:list-item>
                <text:p text:style-name="P2"/>
              </text:list-item>
            </text:list>
          </table:table-cell>
        </table:table-row>
        <table:table-row table:style-name="TableLine93869277388224">
          <table:table-cell table:style-name="Table1.A2" office:value-type="string">
            <text:p text:style-name="Table_20_Contents"/>
          </table:table-cell>
        </table:table-row>
        <table:table-row table:style-name="TableLine93869277388224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8:53:21.454209443</meta:creation-date>
    <dc:date>2021-11-15T18:54:16.623843211</dc:date>
    <meta:editing-duration>PT55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3" meta:word-count="9" meta:character-count="49" meta:non-whitespace-character-count="44"/>
  </office:meta>
</office:document-meta>
</file>